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06.90918mm" fo:page-width="170.1843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ff" draw:opacity="100.0%" draw:stroke="solid" svg:stroke-color="#000000" draw:stroke-linejoin="miter" svg:stroke-opacity="100.0%" svg:stroke-width="0.34215447mm"/>
    </style:style>
  </office:automatic-styles>
  <office:body>
    <office:drawing>
      <draw:page draw:master-page-name="Default" draw:name="page1" draw:style-name="DP1">
        <draw:g>
          <draw:path svg:d="M 12728.146 0.0 L 12839.347 0.0 L 13318.363 248.062 Q 13797.38 496.124 13951.35 573.10876 Q 14105.318 650.0935 14999.197 1073.5096 Q 15893.076 1496.9259 15923.015 1501.2028 Q 15952.953 1505.4797 16397.754 1702.2185 Q 16842.555 1898.9574 17082.062 1993.0499 Q 17321.57 2087.1423 17774.926 2249.6658 Q 18228.28 2412.1892 18348.035 2454.9585 Q 18467.79 2497.7278 18647.42 2557.6047 Q 18827.05 2617.4817 19109.328 2703.0205 Q 19391.605 2788.559 19827.852 2908.3132 Q 20264.1 3028.0671 20674.686 3122.1597 Q 21085.27 3216.2522 21205.023 3241.9138 Q 21324.777 3267.5754 21966.318 3387.3293 Q 22607.857 3507.0835 22770.38 3532.745 Q 22932.904 3558.4067 23565.89 3661.053 Q 24198.875 3763.6992 24207.43 3763.6992 Q 24215.984 3763.6992 24823.309 3883.4534 Q 25430.633 4003.2075 25434.908 4007.4844 L 25439.186 4011.7612 L 25413.523 5286.2866 Q 25387.863 6560.812 25285.217 8579.523 Q 25182.57 10598.235 25122.693 11402.298 Q 25062.816 12206.361 24985.832 12779.47 Q 24908.846 13352.579 24806.2 13865.811 Q 24703.555 14379.042 24583.799 14900.828 Q 24464.045 15422.613 24369.953 15816.091 Q 24275.861 16209.568 24147.553 16662.924 Q 24019.244 17116.277 23993.584 17210.371 Q 23967.922 17304.463 23916.598 17449.879 Q 23865.275 17595.295 23796.844 17809.14 Q 23728.414 18022.988 23582.998 18425.02 Q 23437.582 18827.05 23343.49 19066.559 Q 23249.396 19306.066 23112.535 19639.668 Q 22975.674 19973.268 22761.826 20443.73 Q 22547.98 20914.193 22505.21 20991.178 Q 22462.441 21068.162 22192.996 21551.455 Q 21923.549 22034.748 21867.95 22124.564 Q 21812.348 22214.38 21602.78 22577.92 Q 21393.209 22941.459 21329.055 23039.828 Q 21264.9 23138.197 21132.316 23347.768 Q 20999.732 23557.336 20918.47 23672.812 Q 20837.209 23788.291 20730.285 23946.537 Q 20623.361 24104.783 20524.992 24237.37 Q 20426.623 24369.953 20371.023 24459.77 Q 20315.422 24549.584 20208.5 24690.723 Q 20101.576 24831.861 20003.207 24973.0 Q 19904.838 25114.139 19789.36 25263.832 Q 19673.883 25413.523 19592.621 25520.447 Q 19511.36 25627.371 19246.19 25926.756 Q 18981.02 26226.14 18621.758 26611.064 Q 18262.496 26995.988 17988.771 27269.713 Q 17715.049 27543.436 17625.232 27616.145 Q 17535.418 27688.852 17206.094 27983.959 Q 16876.77 28279.068 16804.062 28343.223 Q 16731.354 28407.377 16444.8 28659.715 Q 16158.245 28912.055 16068.43 28984.762 Q 15978.614 29057.469 15863.138 29155.84 Q 15747.66 29254.209 15542.367 29425.285 Q 15337.075 29596.363 15230.151 29677.625 Q 15123.229 29758.887 15024.858 29823.041 Q 14926.489 29887.193 14665.597 30045.441 Q 14404.704 30203.688 14323.442 30259.287 Q 14242.181 30314.887 14139.534 30374.764 Q 14036.888 30434.64 13925.6875 30511.627 Q 13814.487 30588.611 13763.164 30622.826 Q 13711.841 30657.041 13540.764 30742.58 Q 13369.687 30828.12 13130.179 30939.318 Q 12890.67 31050.52 12796.578 31084.734 L 12702.485 31118.951 L 12599.839 31093.29 Q 12497.192 31067.627 12377.438 31007.75 Q 12257.685 30947.873 11975.407 30802.457 Q 11693.13 30657.041 11650.36 30622.826 Q 11607.591 30588.611 11432.236 30473.135 Q 11256.883 30357.656 11167.067 30302.057 Q 11077.251 30246.457 10816.358 30088.21 Q 10555.466 29929.963 10457.097 29865.81 Q 10358.727 29801.656 10251.804 29720.395 Q 10144.881 29639.133 10008.019 29527.932 Q 9871.157 29416.732 9644.4795 29224.27 Q 9417.802 29031.809 9251.002 28890.67 Q 9084.201 28749.531 8763.432 28462.977 Q 8442.662 28176.422 8352.847 28103.715 Q 8263.031 28031.006 7959.3687 27761.559 Q 7655.7065 27492.113 7621.491 27457.896 Q 7587.276 27423.682 7317.829 27154.234 Q 7048.3823 26884.79 6941.459 26769.31 Q 6834.5356 26653.834 6470.9966 26256.08 Q 6107.4575 25858.324 6034.7495 25768.51 Q 5962.042 25678.693 5820.9033 25503.34 Q 5679.7646 25327.986 5598.503 25221.062 Q 5517.241 25114.139 5435.9795 24998.662 Q 5354.718 24883.186 5264.9023 24759.154 Q 5175.0864 24635.123 5102.379 24536.754 Q 5029.671 24438.385 4978.3477 24361.398 Q 4927.0244 24284.414 4837.209 24160.383 Q 4747.3936 24036.354 4683.2397 23937.982 Q 4619.0854 23839.613 4512.162 23681.367 Q 4405.239 23523.121 4349.6387 23433.305 Q 4294.0386 23343.49 4170.008 23151.027 Q 4045.9768 22958.566 4007.4844 22885.857 Q 3968.992 22813.15 3793.638 22518.043 Q 3618.2837 22222.934 3562.6836 22133.12 Q 3507.0835 22043.303 3284.683 21641.271 Q 3062.2827 21239.24 2951.0825 21033.947 Q 2839.8823 20828.654 2754.3435 20649.023 Q 2668.805 20469.393 2514.8354 20110.129 Q 2360.866 19750.867 2360.866 19742.314 Q 2360.866 19733.76 2206.8965 19348.836 Q 2052.927 18963.912 1967.3883 18741.512 Q 1881.8496 18519.111 1727.8801 18065.756 Q 1573.9106 17612.402 1419.9412 17099.17 Q 1265.9716 16585.94 1077.7866 15850.307 Q 889.6017 15114.675 812.6169 14755.412 Q 735.63214 14396.15 598.7703 13711.841 Q 461.90857 13027.532 436.24698 12813.686 Q 410.5854 12599.839 325.04675 11504.944 Q 239.50813 10410.05 213.84656 9854.049 Q 188.18497 9298.048 153.96951 8673.616 Q 119.75407 8049.184 59.877033 6629.243 Q 0.0 5209.3022 0.0 4619.0854 L 0.0 4028.8691 L 55.600105 3998.9307 Q 111.20021 3968.992 359.2622 3926.2227 Q 607.3242 3883.4534 1043.5712 3815.0225 Q 1479.8181 3746.5916 2369.42 3592.622 Q 3259.0215 3438.6526 3643.9453 3370.2217 Q 4028.8691 3301.7908 4661.855 3156.3752 Q 5294.841 3010.9595 5756.749 2882.6516 Q 6218.6577 2754.3435 6552.2583 2643.1433 Q 6885.859 2531.943 7074.044 2472.0662 Q 7262.229 2412.1892 7433.306 2352.312 Q 7604.3833 2292.435 8117.615 2095.6963 Q 8630.847 1898.9574 9079.925 1697.9417 Q 9529.002 1496.9259 9558.941 1492.6489 Q 9588.88 1488.372 9990.911 1300.187 Q 10392.942 1112.0021 10717.989 958.03253 Q 11043.036 804.06305 11359.529 650.0935 Q 11676.021 496.124 12146.484 248.062 L 12616.946 0.0 L 12728.146 0.0 z" svg:height="311.1895mm" draw:style-name="style-2" svg:viewBox="0.0 0.0 25439.186 31118.951" svg:width="254.39186mm" svg:x="0.25661588mm" svg:y="0.25661588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06.90918mm" fo:page-width="170.1843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